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Natálie,</text:p>
      <text:p text:style-name="Normal">v těchto magických okamžicích, kdy se protínají cesty snů a reality, ti chci poslat zprávu, která je stejně vzácná jako spojení dvou stejných duší pod znamením Býka. Jako dva býci na poli plném květů, kde každý pohled sdílíme a každý nádech vzduchu nás spojuje hloubějším poutem, si přeji, aby náš vztah odrážel tu nejčistší formu porozumění. Vážím si, jak stejně jako já rozeznáváš skryté významy věcí kolem nás a jak tvá přítomnost přetváří běžné okamžiky v příběhy plné magie.</text:p>
      <text:p text:style-name="Normal">Mějme sílu býků, abychom razili cestu přes všechny překážky, ale zároveň nechť máme i jemnost nositele čísla 5, abychom uchopili šance, které nám osud přináší. Ať nás Jeremiel ochraňuje a vede nášmi sny k tomu, co je pro nás nejlepší, a nechť společně dosáhneme všeho, po čem toužíme. Ve společných snahách a vzájemném porozumění je naše největší síla.</text:p>
      <text:p text:style-name="Normal">S láskou a nadějí, že každý další den nás bude více spojovat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